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StarSymbol" svg:font-family="StarSymbol"/>
    <style:font-face style:name="Arial1" svg:font-family="Arial"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1.249cm" fo:margin-right="0cm" fo:text-align="justify" style:justify-single-word="false" fo:text-indent="0cm" style:auto-text-indent="false"/>
      <style:text-properties style:font-name="Times New Roman" fo:font-size="10.5pt" fo:font-style="normal" style:text-underline-style="none" fo:font-weight="normal" style:font-size-asian="10.5pt" style:font-style-asian="normal" style:font-weight-asian="normal" style:font-name-complex="Arial" style:font-size-complex="10.5pt" style:font-style-complex="normal" style:font-weight-complex="normal"/>
    </style:style>
    <style:style style:name="P2" style:family="paragraph" style:parent-style-name="Standard">
      <style:paragraph-properties fo:margin-left="0.979cm" fo:margin-right="0cm" fo:text-align="justify" style:justify-single-word="false" fo:text-indent="0cm" style:auto-text-indent="false"/>
      <style:text-properties style:font-name="Times New Roman" fo:font-size="10.5pt" fo:font-style="normal" style:text-underline-style="none" fo:font-weight="normal" style:font-size-asian="10.5pt" style:font-style-asian="normal" style:font-weight-asian="normal" style:font-name-complex="Arial" style:font-size-complex="10.5pt" style:font-style-complex="normal" style:font-weight-complex="normal"/>
    </style:style>
    <style:style style:name="P3" style:family="paragraph" style:parent-style-name="Standard">
      <style:paragraph-properties fo:margin-left="0.979cm" fo:margin-right="0cm" fo:text-align="justify" style:justify-single-word="false" fo:text-indent="0cm" style:auto-text-indent="false"/>
    </style:style>
    <style:style style:name="P4" style:family="paragraph" style:parent-style-name="Standard">
      <style:paragraph-properties fo:text-align="justify" style:justify-single-word="false"/>
      <style:text-properties style:font-name="Arial"/>
    </style:style>
    <style:style style:name="P5" style:family="paragraph" style:parent-style-name="Standard">
      <style:paragraph-properties fo:margin-left="0cm" fo:margin-right="0cm" fo:text-align="justify" style:justify-single-word="false" fo:text-indent="0cm" style:auto-text-indent="false"/>
      <style:text-properties style:font-name="Times New Roman" fo:font-size="10.5pt" fo:font-style="normal" style:text-underline-style="none" fo:font-weight="normal" style:font-size-asian="10.5pt" style:font-style-asian="normal" style:font-weight-asian="normal" style:font-name-complex="Arial" style:font-size-complex="10.5pt" style:font-style-complex="normal" style:font-weight-complex="normal"/>
    </style:style>
    <style:style style:name="P6" style:family="paragraph" style:parent-style-name="Standard">
      <style:paragraph-properties fo:margin-left="0cm" fo:margin-right="0cm" fo:text-align="justify" style:justify-single-word="false" fo:text-indent="0cm" style:auto-text-indent="false"/>
      <style:text-properties style:font-name="Arial" fo:font-size="10.5pt" fo:font-style="normal" style:text-underline-style="solid" style:text-underline-width="auto" style:text-underline-color="font-color" fo:font-weight="bold" style:font-size-asian="10.5pt" style:font-style-asian="normal" style:font-weight-asian="bold" style:font-name-complex="Arial" style:font-size-complex="10.5pt" style:font-style-complex="normal" style:font-weight-complex="bold"/>
    </style:style>
    <style:style style:name="P7" style:family="paragraph" style:parent-style-name="Standard" style:master-page-name="Standard">
      <style:paragraph-properties fo:text-align="justify" style:justify-single-word="false" style:page-number="auto"/>
      <style:text-properties style:font-name="Arial" fo:font-size="10.5pt" fo:font-style="normal" style:text-underline-style="solid" style:text-underline-width="auto" style:text-underline-color="font-color" fo:font-weight="bold" style:font-size-asian="10.5pt" style:font-style-asian="normal" style:font-weight-asian="bold" style:font-name-complex="Arial" style:font-size-complex="10.5pt" style:font-style-complex="normal" style:font-weight-complex="bold"/>
    </style:style>
    <style:style style:name="P8" style:family="paragraph" style:parent-style-name="Standard" style:list-style-name="L1">
      <style:paragraph-properties fo:margin-left="0cm" fo:margin-right="0cm" fo:text-align="justify" style:justify-single-word="false" fo:text-indent="0cm" style:auto-text-indent="false"/>
      <style:text-properties style:font-name="Times New Roman" fo:font-size="10.5pt" fo:font-style="normal" style:text-underline-style="none" fo:font-weight="normal" style:font-size-asian="10.5pt" style:font-style-asian="normal" style:font-weight-asian="normal" style:font-name-complex="Arial" style:font-size-complex="10.5pt" style:font-style-complex="normal" style:font-weight-complex="normal"/>
    </style:style>
    <style:style style:name="P9" style:family="paragraph" style:parent-style-name="Standard">
      <style:paragraph-properties fo:margin-left="0.979cm" fo:margin-right="0cm" fo:text-align="justify" style:justify-single-word="false" fo:text-indent="0cm" style:auto-text-indent="false"/>
      <style:text-properties style:font-name="Times New Roman" fo:font-size="10.5pt" fo:font-style="normal" style:text-underline-style="none" fo:font-weight="normal" style:font-size-asian="10.5pt" style:font-style-asian="normal" style:font-weight-asian="normal" style:font-name-complex="Arial" style:font-size-complex="10.5pt" style:font-style-complex="normal" style:font-weight-complex="normal"/>
    </style:style>
    <text:list-style style:name="L1">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blema 1</text:p>
      <text:p text:style-name="P3"/>
      <text:p text:style-name="P4">Tu empresa está construyendo una nueva sede en Punta Cana y tu jefe te ha dicho que serás el administrador de redes de aquella sede si eres capaz de, a partir del proyecto de instalación que le ha presentado una empresa de montaje de redes, determinar los incumplimientos de la normativa de cableado estructurado vigente en nuestro país y proponer los cambios oportunos.</text:p>
      <text:p text:style-name="P4"/>
      <text:p text:style-name="P4">Extractos de la memoria del proyecto:</text:p>
      <text:p text:style-name="P4"/>
      <text:p text:style-name="P4">"...Todo el cableado horizontal se realizará con cable de par trenzado apantallado categoría 6A, el cable de alimentación eléctrica de las distintas tomas de corriente también será apantallado..."</text:p>
      <text:p text:style-name="P4"/>
      <text:p text:style-name="P4">"....En el subsistema horizontal todos los cables (tanto eléctricos como de red) irán por canaleta metálica de 50x20mm con un separador central que divide la canaleta en dos mitades, cada una de ellas con una sección útil de 20x20 mm...."</text:p>
      <text:p text:style-name="P4"/>
      <text:p text:style-name="P4">"...Cada repartidor de planta (RP) irá conectado con el de la planta inmediatamente superior y el de la inferior mediante dos enlaces de fibra óptica. El RP de la primera planta irá conectado a su vez al repartidor del edificio (RE)...."</text:p>
      <text:p text:style-name="P4"/>
      <text:p text:style-name="P4">"...Cada <text:s/>RP tendrá un armario rack de 15U que se mantendrá refrigerado con una entrada posterior de aire frío y una salida del aire caliente por la parte delantera, evitando cambios bruscos de temperatura y humedad..."</text:p>
      <text:p text:style-name="P4"/>
      <text:p text:style-name="P4">"...Los switches numerados del 1 al 5 serán switches gestionables de 48 puertos. Los switches del 1 al 4 dan servicio a cada una de las salas y el switch 5 da servicio a los despachos. De cada uno de ellos saldrá una conexión con el switch de planta situado en el RP, que tendrá 48 puertos de par trenzado y dos de fibra óptica..."</text:p>
      <text:p text:style-name="P4"/>
      <text:p text:style-name="P4">"...En cada una de las salas de trabajo se prevé el montaje de 48 tomas de red, que irán conectadas al switch correspondiente a dicha sala..."</text:p>
      <text:p text:style-name="P4"/>
      <text:p text:style-name="P4">"...En cada despacho se instalarán 2 tomas de red y una toma para conexiones inalámbricas en cada una de las salas de reuniones. Todas ellas irán conectadas al switch 5..."</text:p>
      <text:p text:style-name="P4"/>
      <text:p text:style-name="P4">Ver plano de planta tipo del proyecto en fichero adjunto.</text:p>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Problema 2</text:p>
      <text:p text:style-name="P2"/>
      <text:p text:style-name="P2"/>
      <text:p text:style-name="P5">Queremos diseñar un RP de un edificio con los siguientes requisitos:</text:p>
      <text:p text:style-name="P2"/>
      <text:p text:style-name="P1">Cada planta tiene 2400 metros cuadrados y está previsto que aloje una sala con 450 usuarios y 20 despachos individuales.</text:p>
      <text:p text:style-name="P1"/>
      <text:p text:style-name="P5">Debes detallar:</text:p>
      <text:p text:style-name="P1"/>
      <text:p text:style-name="P1">El número de tomas de red.</text:p>
      <text:p text:style-name="P1">El número de armarios.</text:p>
      <text:p text:style-name="P1">Distribución de los armarios en el RP</text:p>
      <text:p text:style-name="P1">Cuadro eléctrico necesario para el RP, incluyendo iluminación y refrigeración, así como sección mínima de los cables.</text:p>
      <text:p text:style-name="P6"/>
      <text:p text:style-name="P6"/>
      <text:p text:style-name="P6">Problema 3</text:p>
      <text:p text:style-name="P5"/>
      <text:list xml:id="list8095883381" text:style-name="L1">
        <text:list-header>
          <text:p text:style-name="P8">¿Cuántos cables UTP cat.6 deben meterse como máximo en los siguientes tipos de canaleta cumpliendo las recomendaciones incluidas en la normativa?</text:p>
        </text:list-header>
      </text:list>
      <text:p text:style-name="P2"/>
      <text:p text:style-name="P2">Pared 50x24mm <text:s text:c="8"/>Pared 80x40mm <text:s text:c="10"/>Bandeja 100x60mm. <text:s text:c="7"/>Bandeja 120x80mm.</text:p>
      <text:p text:style-name="P2"><text:s/></text:p>
      <text:p text:style-name="P6">Problema 4</text:p>
      <text:p text:style-name="P5"/>
      <text:p text:style-name="P5">Diseña el cuadro eléctrico para una sala con 45 ordenadores, 5 impresoras, 2 switches, una cafetera y una tostadora. Busca su consumo aproximado por Inter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sans1" svg:font-family="Lucidasans"/>
    <style:font-face style:name="StarSymbol" svg:font-family="StarSymbol"/>
    <style:font-face style:name="Arial1" svg:font-family="Arial"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10 30h20z"/>
    <draw:marker draw:name="Square" svg:viewBox="0 0 10 10" svg:d="m0 0h10v10h-10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text:number-lines="true" text:line-number="5"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text-properties style:font-name="Arial" fo:font-size="11pt" style:font-size-asian="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Lucidasans" style:font-size-complex="14pt"/>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gramación en Lenguajes Estructurados</dc:title>
    <meta:initial-creator>Raúl Ruiz Padilla</meta:initial-creator>
    <meta:creation-date>2007-03-25T16:26:00</meta:creation-date>
    <dc:date>2012-03-30T11:04:47.98</dc:date>
    <meta:print-date>2007-05-15T10:21:03</meta:print-date>
    <meta:editing-cycles>20</meta:editing-cycles>
    <meta:editing-duration>PT5H27S</meta:editing-duration>
    <meta:document-statistic meta:table-count="0" meta:image-count="0" meta:object-count="0" meta:page-count="2" meta:paragraph-count="25" meta:word-count="474" meta:character-count="2836" meta:non-whitespace-character-count="2359"/>
    <meta:user-defined meta:name="Info 1"/>
    <meta:user-defined meta:name="Info 2"/>
    <meta:user-defined meta:name="Info 3"/>
    <meta:user-defined meta:name="Info 4"/>
  </office:meta>
</office:document-meta>
</file>